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8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8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table:style-name="ce2" office:value-type="string" calcext:value-type="string">
            <text:p>GND</text:p>
          </table:covered-table-cell>
          <table:table-cell/>
          <table:table-cell office:value-type="string" calcext:value-type="string">
            <text:p>eMM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3</text:p>
          </table:table-cell>
          <table:table-cell office:value-type="string" calcext:value-type="string">
            <text:p>gpmc_ad6</text:p>
          </table:table-cell>
          <table:table-cell table:style-name="ce4" office:value-type="string" calcext:value-type="string">
            <text:p>mmc1_dat6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6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4</text:p>
          </table:table-cell>
          <table:table-cell office:value-type="string" calcext:value-type="string">
            <text:p>gpmc_ad7</text:p>
          </table:table-cell>
          <table:table-cell table:style-name="ce4" office:value-type="string" calcext:value-type="string">
            <text:p>mmc1_dat7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7</text:p>
          </table:table-cell>
          <table:table-cell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P8.5</text:p>
          </table:table-cell>
          <table:table-cell office:value-type="string" calcext:value-type="string">
            <text:p>gpmc_ad2</text:p>
          </table:table-cell>
          <table:table-cell table:style-name="ce4" office:value-type="string" calcext:value-type="string">
            <text:p>mmc1_dat2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6</text:p>
          </table:table-cell>
          <table:table-cell office:value-type="string" calcext:value-type="string">
            <text:p>gpmc_ad3</text:p>
          </table:table-cell>
          <table:table-cell table:style-name="ce4" office:value-type="string" calcext:value-type="string">
            <text:p>mmc1_dat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3</text:p>
          </table:table-cell>
          <table:table-cell/>
          <table:table-cell office:value-type="string" calcext:value-type="string">
            <text:p>usonic sens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7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4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2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8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7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3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9</text:p>
          </table:table-cell>
          <table:table-cell office:value-type="string" calcext:value-type="string">
            <text:p>gpmc_be0n_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5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5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6</text:p>
          </table:table-cell>
          <table:table-cell table:number-columns-repeated="4" office:value-type="string" calcext:value-type="string">
            <text:p>NULL</text:p>
          </table:table-cell>
          <table:table-cell table:style-name="ce11" office:value-type="string" calcext:value-type="string">
            <text:p>gpio2_4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5</text:p>
          </table:table-cell>
          <table:table-cell office:value-type="string" calcext:value-type="string">
            <text:p>gpio1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3</text:p>
          </table:table-cell>
          <table:table-cell/>
          <table:table-cell office:value-type="string" calcext:value-type="string">
            <text:p>mo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6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5</text:p>
          </table:table-cell>
          <table:table-cell office:value-type="string" calcext:value-type="string">
            <text:p>gpio1_15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_14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7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gpmc_clk_mux0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table:style-name="ce4"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table:style-name="ce4" office:value-type="string" calcext:value-type="string">
            <text:p>mmc1_cm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_31</text:p>
          </table:table-cell>
          <table:table-cell/>
          <table:table-cell office:value-type="string" calcext:value-type="string">
            <text:p>L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table:style-name="ce4" office:value-type="string" calcext:value-type="string">
            <text:p>mmc1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_30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gpmc_ad5</text:p>
          </table:table-cell>
          <table:table-cell table:style-name="ce4" office:value-type="string" calcext:value-type="string">
            <text:p>mmc1_dat5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5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gpmc_ad4</text:p>
          </table:table-cell>
          <table:table-cell table:style-name="ce4" office:value-type="string" calcext:value-type="string">
            <text:p>mmc1_dat4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4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gpmc_ad1</text:p>
          </table:table-cell>
          <table:table-cell table:style-name="ce4" office:value-type="string" calcext:value-type="string">
            <text:p>mmc1_dat1</text:p>
          </table:table-cell>
          <table:table-cell table:number-columns-repeated="5" office:value-type="string" calcext:value-type="string">
            <text:p>NULL</text:p>
          </table:table-cell>
          <table:table-cell table:style-name="ce5" office:value-type="string" calcext:value-type="string">
            <text:p>gpio1_1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gpmc_ad0</text:p>
          </table:table-cell>
          <table:table-cell table:style-name="ce4" office:value-type="string" calcext:value-type="string">
            <text:p>mmc1_dat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gpmc_csn0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pio1_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8</text:p>
          </table:table-cell>
          <table:table-cell table:style-name="ce8" office:value-type="string" calcext:value-type="string">
            <text:p>pr1_pru1_pru_r31_8</text:p>
          </table:table-cell>
          <table:table-cell table:style-name="ce5" office:value-type="string" calcext:value-type="string">
            <text:p>gpio2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5" office:value-type="string" calcext:value-type="string">
            <text:p>gpio2_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9</text:p>
          </table:table-cell>
          <table:table-cell table:style-name="ce8" office:value-type="string" calcext:value-type="string">
            <text:p>pr1_pru1_pru_r31_9</text:p>
          </table:table-cell>
          <table:table-cell table:style-name="ce5" office:value-type="string" calcext:value-type="string">
            <text:p>gpio2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table:number-columns-repeated="4" office:value-type="string" calcext:value-type="string">
            <text:p>NULL</text:p>
          </table:table-cell>
          <table:table-cell table:style-name="ce9" office:value-type="string" calcext:value-type="string">
            <text:p>NULL</text:p>
          </table:table-cell>
          <table:table-cell table:style-name="ce5" office:value-type="string" calcext:value-type="string">
            <text:p>gpio2_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1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eQEP1_index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5_ctsn</text:p>
          </table:table-cell>
          <table:table-cell table:style-name="ce5" office:value-type="string" calcext:value-type="string">
            <text:p>gpio0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2</text:p>
          </table:table-cell>
          <table:table-cell office:value-type="string" calcext:value-type="string">
            <text:p>lcd_data15</text:p>
          </table:table-cell>
          <table:table-cell office:value-type="string" calcext:value-type="string">
            <text:p>gpmc_a19</text:p>
          </table:table-cell>
          <table:table-cell table:style-name="ce5" office:value-type="string" calcext:value-type="string">
            <text:p>eQEP1_strobe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5_rtsn</text:p>
          </table:table-cell>
          <table:table-cell table:style-name="ce5" office:value-type="string" calcext:value-type="string">
            <text:p>gpio0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3</text:p>
          </table:table-cell>
          <table:table-cell office:value-type="string" calcext:value-type="string">
            <text:p>lcd_data13</text:p>
          </table:table-cell>
          <table:table-cell office:value-type="string" calcext:value-type="string">
            <text:p>gpmc_a17</text:p>
          </table:table-cell>
          <table:table-cell table:style-name="ce5" office:value-type="string" calcext:value-type="string">
            <text:p>eQEP1B_in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4_rtsn</text:p>
          </table:table-cell>
          <table:table-cell table:style-name="ce5" office:value-type="string" calcext:value-type="string">
            <text:p>gpio0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4</text:p>
          </table:table-cell>
          <table:table-cell office:value-type="string" calcext:value-type="string">
            <text:p>lcd_data11</text:p>
          </table:table-cell>
          <table:table-cell office:value-type="string" calcext:value-type="string">
            <text:p>gpmc_a15</text:p>
          </table:table-cell>
          <table:table-cell table:style-name="ce5" office:value-type="string" calcext:value-type="string">
            <text:p>ehrpwm1B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3_rtsn</text:p>
          </table:table-cell>
          <table:table-cell table:style-name="ce5" office:value-type="string" calcext:value-type="string">
            <text:p>gpio2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5</text:p>
          </table:table-cell>
          <table:table-cell office:value-type="string" calcext:value-type="string">
            <text:p>lcd_data12</text:p>
          </table:table-cell>
          <table:table-cell office:value-type="string" calcext:value-type="string">
            <text:p>gpmc_a16</text:p>
          </table:table-cell>
          <table:table-cell table:style-name="ce5" office:value-type="string" calcext:value-type="string">
            <text:p>eQEP1A_in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4_ctsn</text:p>
          </table:table-cell>
          <table:table-cell table:style-name="ce5" office:value-type="string" calcext:value-type="string">
            <text:p>gpio0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6</text:p>
          </table:table-cell>
          <table:table-cell office:value-type="string" calcext:value-type="string">
            <text:p>lcd_data10</text:p>
          </table:table-cell>
          <table:table-cell office:value-type="string" calcext:value-type="string">
            <text:p>gpmc_a14</text:p>
          </table:table-cell>
          <table:table-cell table:style-name="ce5" office:value-type="string" calcext:value-type="string">
            <text:p>ehrpwm1A</text:p>
          </table:table-cell>
          <table:table-cell office:value-type="string" calcext:value-type="string">
            <text:p>mcasp0_axr0</text:p>
          </table:table-cell>
          <table:table-cell table:number-columns-repeated="2" office:value-type="string" calcext:value-type="string">
            <text:p>NULL</text:p>
          </table:table-cell>
          <table:table-cell table:style-name="ce9" office:value-type="string" calcext:value-type="string">
            <text:p>uart3_ctsn</text:p>
          </table:table-cell>
          <table:table-cell table:style-name="ce5" office:value-type="string" calcext:value-type="string">
            <text:p>gpio2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7</text:p>
          </table:table-cell>
          <table:table-cell office:value-type="string" calcext:value-type="string">
            <text:p>lcd_data8</text:p>
          </table:table-cell>
          <table:table-cell office:value-type="string" calcext:value-type="string">
            <text:p>gpmc_a12</text:p>
          </table:table-cell>
          <table:table-cell table:style-name="ce5" office:value-type="string" calcext:value-type="string">
            <text:p>ehrpwm1_tripzone_in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uart5_t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2_ctsn</text:p>
          </table:table-cell>
          <table:table-cell table:style-name="ce5" office:value-type="string" calcext:value-type="string">
            <text:p>gpio2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8</text:p>
          </table:table-cell>
          <table:table-cell office:value-type="string" calcext:value-type="string">
            <text:p>lcd_data9</text:p>
          </table:table-cell>
          <table:table-cell office:value-type="string" calcext:value-type="string">
            <text:p>gpmc_a13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uart2_rtsn</text:p>
          </table:table-cell>
          <table:table-cell table:style-name="ce5" office:value-type="string" calcext:value-type="string">
            <text:p>gpio2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9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gpmc_a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5" office:value-type="string" calcext:value-type="string">
            <text:p>gpio2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0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gpmc_a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5" office:value-type="string" calcext:value-type="string">
            <text:p>gpio2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1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gpmc_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5" office:value-type="string" calcext:value-type="string">
            <text:p>gpio2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2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gpmc_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5" office:value-type="string" calcext:value-type="string">
            <text:p>gpio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3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_tripzone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office:value-type="string" calcext:value-type="string">
            <text:p>gpio2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4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office:value-type="string" calcext:value-type="string">
            <text:p>gpio2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5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0</text:p>
          </table:table-cell>
          <table:table-cell table:style-name="ce8" office:value-type="string" calcext:value-type="string">
            <text:p>pr1_pru1_pru_r31_0</text:p>
          </table:table-cell>
          <table:table-cell office:value-type="string" calcext:value-type="string">
            <text:p>gpio2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6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1</text:p>
          </table:table-cell>
          <table:table-cell table:style-name="ce8" office:value-type="string" calcext:value-type="string">
            <text:p>pr1_pru1_pru_r31_1</text:p>
          </table:table-cell>
          <table:table-cell office:value-type="string" calcext:value-type="string">
            <text:p>gpio2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5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6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7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8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9</text:p>
          </table:table-cell>
          <table:table-cell table:style-name="ce2" office:value-type="string" calcext:value-type="string" table:number-columns-spanned="8" table:number-rows-spanned="1">
            <text:p>PWR_BUT</text:p>
          </table:table-cell>
          <table:covered-table-cell table:number-columns-repeated="7" office:value-type="string" calcext:value-type="string">
            <text:p>PWR_BUT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0</text:p>
          </table:table-cell>
          <table:table-cell table:style-name="ce2" office:value-type="string" calcext:value-type="string" table:number-columns-spanned="8" table:number-rows-spanned="1">
            <text:p>SYS_RESETn</text:p>
          </table:table-cell>
          <table:covered-table-cell table:number-columns-repeated="7" office:value-type="string" calcext:value-type="string">
            <text:p>SYS_RESETn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xd_mux2</text:p>
          </table:table-cell>
          <table:table-cell table:style-name="ce7" office:value-type="string" calcext:value-type="string">
            <text:p>gpio0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rmii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casp0_aclkr_mux3</text:p>
          </table:table-cell>
          <table:table-cell table:style-name="ce7" office:value-type="string" calcext:value-type="string">
            <text:p>gpio1_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txd_mux2</text:p>
          </table:table-cell>
          <table:table-cell table:style-name="ce7" office:value-type="string" calcext:value-type="string">
            <text:p>gpio0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A_mux1</text:p>
          </table:table-cell>
          <table:table-cell table:style-name="ce7" office:value-type="string" calcext:value-type="string">
            <text:p>gpio1_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_tripzone_input</text:p>
          </table:table-cell>
          <table:table-cell table:style-name="ce12" office:value-type="string" calcext:value-type="string">
            <text:p>gpio1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B_mux1</text:p>
          </table:table-cell>
          <table:table-cell table:style-name="ce12" office:value-type="string" calcext:value-type="string">
            <text:p>gpio1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table:style-name="ce3"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8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table:style-name="ce3" office:value-type="string" calcext:value-type="string">
            <text:p>I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1_uart0_rxd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string" calcext:value-type="string">
            <text:p>gpio0_4</text:p>
          </table:table-cell>
          <table:table-cell/>
          <table:table-cell office:value-type="string" calcext:value-type="string">
            <text:p>EEP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9.19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0_rx</text:p>
          </table:table-cell>
          <table:table-cell table:style-name="ce6" office:value-type="string" calcext:value-type="string">
            <text:p>I2C2_SCL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3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9.20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table:style-name="ce6" office:value-type="string" calcext:value-type="string">
            <text:p>I2C2_SDA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table:style-name="ce5" office:value-type="string" calcext:value-type="string">
            <text:p>gpio0_12</text:p>
          </table:table-cell>
          <table:table-cell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P9.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3_mux1</text:p>
          </table:table-cell>
          <table:table-cell table:style-name="ce5" office:value-type="string" calcext:value-type="string">
            <text:p>gpio0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2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2_mux1</text:p>
          </table:table-cell>
          <table:table-cell table:style-name="ce5" office:value-type="string" calcext:value-type="string">
            <text:p>gpio0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3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table:style-name="ce12" office:value-type="string" calcext:value-type="string">
            <text:p>gpio1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4</text:p>
          </table:table-cell>
          <table:table-cell table:style-name="ce3"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5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6</text:p>
          </table:table-cell>
          <table:table-cell table:style-name="ce3"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office:value-type="string" calcext:value-type="string">
            <text:p>gpio0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7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gpio3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8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</text:p>
          </table:table-cell>
          <table:table-cell table:style-name="ce5" office:value-type="string" calcext:value-type="string">
            <text:p>pr1_pru0_pru_r31_3</text:p>
          </table:table-cell>
          <table:table-cell office:value-type="string" calcext:value-type="string">
            <text:p>gpio3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9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mmc1_sdcd_mux1</text:p>
          </table:table-cell>
          <table:table-cell office:value-type="string" calcext:value-type="string">
            <text:p>pr1_pru0_pru_r30_1</text:p>
          </table:table-cell>
          <table:table-cell table:style-name="ce10" office:value-type="string" calcext:value-type="string">
            <text:p>pr1_pru0_pru_r31_1</text:p>
          </table:table-cell>
          <table:table-cell office:value-type="string" calcext:value-type="string">
            <text:p>gpio3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0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mmc2_sdcd_mux1</text:p>
          </table:table-cell>
          <table:table-cell office:value-type="string" calcext:value-type="string">
            <text:p>pr1_pru0_pru_r30_2</text:p>
          </table:table-cell>
          <table:table-cell table:style-name="ce5" office:value-type="string" calcext:value-type="string">
            <text:p>pr1_pru0_pru_r31_2</text:p>
          </table:table-cell>
          <table:table-cell office:value-type="string" calcext:value-type="string">
            <text:p>gpio3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1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cd_mux1</text:p>
          </table:table-cell>
          <table:table-cell office:value-type="string" calcext:value-type="string">
            <text:p>pr1_pru0_pru_r30_0</text:p>
          </table:table-cell>
          <table:table-cell table:style-name="ce10" office:value-type="string" calcext:value-type="string">
            <text:p>pr1_pru0_pru_r31_0</text:p>
          </table:table-cell>
          <table:table-cell office:value-type="string" calcext:value-type="string">
            <text:p>gpio3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2</text:p>
          </table:table-cell>
          <table:table-cell table:style-name="ce2" office:value-type="string" calcext:value-type="string" table:number-columns-spanned="8" table:number-rows-spanned="1">
            <text:p>VADC</text:p>
          </table:table-cell>
          <table:covered-table-cell table:number-columns-repeated="7" office:value-type="string" calcext:value-type="string">
            <text:p>VADC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3</text:p>
          </table:table-cell>
          <table:table-cell table:style-name="ce2" office:value-type="string" calcext:value-type="string" table:number-columns-spanned="8" table:number-rows-spanned="1">
            <text:p>AIN4</text:p>
          </table:table-cell>
          <table:covered-table-cell table:number-columns-repeated="7" office:value-type="string" calcext:value-type="string">
            <text:p>AIN4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4</text:p>
          </table:table-cell>
          <table:table-cell table:style-name="ce2" office:value-type="string" calcext:value-type="string" table:number-columns-spanned="8" table:number-rows-spanned="1">
            <text:p>AGND</text:p>
          </table:table-cell>
          <table:covered-table-cell table:number-columns-repeated="7" office:value-type="string" calcext:value-type="string">
            <text:p>A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5</text:p>
          </table:table-cell>
          <table:table-cell table:style-name="ce2" office:value-type="string" calcext:value-type="string" table:number-columns-spanned="8" table:number-rows-spanned="1">
            <text:p>AIN6</text:p>
          </table:table-cell>
          <table:covered-table-cell table:number-columns-repeated="7" office:value-type="string" calcext:value-type="string">
            <text:p>AIN6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6</text:p>
          </table:table-cell>
          <table:table-cell table:style-name="ce2" office:value-type="string" calcext:value-type="string" table:number-columns-spanned="8" table:number-rows-spanned="1">
            <text:p>AIN5</text:p>
          </table:table-cell>
          <table:covered-table-cell table:number-columns-repeated="7" office:value-type="string" calcext:value-type="string">
            <text:p>AIN5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7</text:p>
          </table:table-cell>
          <table:table-cell table:style-name="ce2" office:value-type="string" calcext:value-type="string" table:number-columns-spanned="8" table:number-rows-spanned="1">
            <text:p>AIN2</text:p>
          </table:table-cell>
          <table:covered-table-cell table:number-columns-repeated="7" office:value-type="string" calcext:value-type="string">
            <text:p>AIN2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8</text:p>
          </table:table-cell>
          <table:table-cell table:style-name="ce2" office:value-type="string" calcext:value-type="string" table:number-columns-spanned="8" table:number-rows-spanned="1">
            <text:p>AIN3</text:p>
          </table:table-cell>
          <table:covered-table-cell table:number-columns-repeated="7" office:value-type="string" calcext:value-type="string">
            <text:p>AIN3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9</text:p>
          </table:table-cell>
          <table:table-cell table:style-name="ce2" office:value-type="string" calcext:value-type="string" table:number-columns-spanned="8" table:number-rows-spanned="1">
            <text:p>AIN0</text:p>
          </table:table-cell>
          <table:covered-table-cell table:number-columns-repeated="7" office:value-type="string" calcext:value-type="string">
            <text:p>AIN0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0</text:p>
          </table:table-cell>
          <table:table-cell table:style-name="ce2" office:value-type="string" calcext:value-type="string" table:number-columns-spanned="8" table:number-rows-spanned="1">
            <text:p>AIN1</text:p>
          </table:table-cell>
          <table:covered-table-cell table:number-columns-repeated="7" office:value-type="string" calcext:value-type="string">
            <text:p>AIN1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1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_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2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3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4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5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6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9:45:23.114780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22:01:22.078190481</meta:creation-date>
    <dc:date>2015-05-22T20:27:09.870431552</dc:date>
    <meta:editing-duration>P1DT3H31M9S</meta:editing-duration>
    <meta:editing-cycles>36</meta:editing-cycles>
    <meta:generator>LibreOffice/4.2.8.2$Linux_x86 LibreOffice_project/420m0$Build-2</meta:generator>
    <meta:document-statistic meta:table-count="1" meta:cell-count="842" meta:object-count="0"/>
  </office:meta>
</office:document-meta>
</file>